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2" style:family="table-cell" style:parent-style-name="Default">
      <style:table-cell-properties fo:background-color="#800080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2" office:value-type="string" calcext:value-type="string">
            <text:p>load a imm</text:p>
          </table:table-cell>
          <table:table-cell table:style-name="ce2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81" calcext:value-type="float">
            <text:p>81</text:p>
          </table:table-cell>
          <table:table-cell table:formula="of:=COUNTIF([.B1:.E32];&quot;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load b imm</text:p>
          </table:table-cell>
          <table:table-cell office:value-type="string" calcext:value-type="string">
            <text:p>load b dir</text:p>
          </table:table-cell>
          <table:table-cell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2" office:value-type="string" calcext:value-type="string">
            <text:p>add a b</text:p>
          </table:table-cell>
          <table:table-cell table:style-name="ce2" office:value-type="string" calcext:value-type="string">
            <text:p>add a imm</text:p>
          </table:table-cell>
          <table:table-cell table:style-name="ce3" office:value-type="string" calcext:value-type="string">
            <text:p>add b 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office:value-type="string" calcext:value-type="string">
            <text:p>addw hl i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and a b</text:p>
          </table:table-cell>
          <table:table-cell table:style-name="ce3" office:value-type="string" calcext:value-type="string">
            <text:p>and a imm</text:p>
          </table:table-cell>
          <table:table-cell table:style-name="ce3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r a b</text:p>
          </table:table-cell>
          <table:table-cell table:style-name="ce3" office:value-type="string" calcext:value-type="string">
            <text:p>or a imm</text:p>
          </table:table-cell>
          <table:table-cell table:style-name="ce3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xor a b</text:p>
          </table:table-cell>
          <table:table-cell table:style-name="ce3" office:value-type="string" calcext:value-type="string">
            <text:p>xor a imm</text:p>
          </table:table-cell>
          <table:table-cell table:style-name="ce3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Default" office:value-type="string" calcext:value-type="string">
            <text:p>shift L a</text:p>
          </table:table-cell>
          <table:table-cell office:value-type="string" calcext:value-type="string">
            <text:p>shift L b</text:p>
          </table:table-cell>
          <table:table-cell office:value-type="string" calcext:value-type="string">
            <text:p>shift R a</text:p>
          </table:table-cell>
          <table:table-cell office:value-type="string" calcext:value-type="string">
            <text:p>shit R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tore HL dir</text:p>
          </table:table-cell>
          <table:table-cell office:value-type="string" calcext:value-type="string">
            <text:p>store HL indir</text:p>
          </table:table-cell>
          <table:table-cell office:value-type="string" calcext:value-type="string">
            <text:p>store a 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ush b</text:p>
          </table:table-cell>
          <table:table-cell table:style-name="ce1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pushw hl</text:p>
          </table:table-cell>
          <table:table-cell office:value-type="string" calcext:value-type="string">
            <text:p>popw hl</text:p>
          </table:table-cell>
          <table:table-cell office:value-type="string" calcext:value-type="string">
            <text:p>pop a</text:p>
          </table:table-cell>
          <table:table-cell table:style-name="Default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" office:value-type="string" calcext:value-type="string">
            <text:p>move dir, dir</text:p>
          </table:table-cell>
          <table:table-cell table:style-name="ce1" office:value-type="string" calcext:value-type="string">
            <text:p>move dir, indir</text:p>
          </table:table-cell>
          <table:table-cell table:style-name="ce1" office:value-type="string" calcext:value-type="string">
            <text:p>move indir, dir</text:p>
          </table:table-cell>
          <table:table-cell table:style-name="ce1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2" office:value-type="string" calcext:value-type="string">
            <text:p>jmp</text:p>
          </table:table-cell>
          <table:table-cell table:style-name="ce1" office:value-type="string" calcext:value-type="string">
            <text:p>jmz</text:p>
          </table:table-cell>
          <table:table-cell table:style-name="ce1" office:value-type="string" calcext:value-type="string">
            <text:p>jnz</text:p>
          </table:table-cell>
          <table:table-cell table:style-name="ce2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assert a</text:p>
          </table:table-cell>
          <table:table-cell office:value-type="string" calcext:value-type="string">
            <text:p>assert b</text:p>
          </table:table-cell>
          <table:table-cell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2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10:39:06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2T10:44:51.089000000</dc:date>
    <meta:editing-duration>P14DT21H49M32S</meta:editing-duration>
    <meta:editing-cycles>49</meta:editing-cycles>
    <meta:document-statistic meta:table-count="3" meta:cell-count="1050" meta:object-count="0"/>
  </office:meta>
</office:document-meta>
</file>